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2dbf19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a45d58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8e8786" style:parent-style-name="Normal">
      <style:text-properties fo:font-size="11.0pt" style:font-name-asian="Cambria" style:font-size-asian="11.0pt"/>
    </style:style>
    <style:style style:family="table-cell" style:name="acb0be7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72b18" style:parent-style-name="Normal">
      <style:text-properties fo:font-size="11.0pt" style:font-name-asian="Cambria" style:font-size-asian="11.0pt"/>
    </style:style>
    <style:style style:family="table-cell" style:name="afdba3f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42b56a" style:parent-style-name="Normal">
      <style:text-properties fo:font-size="11.0pt" style:font-name-asian="Cambria" style:font-size-asian="11.0pt"/>
    </style:style>
    <style:style style:family="table-cell" style:name="a36e6a5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a83f9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9175a6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5854b3" style:parent-style-name="Normal">
      <style:text-properties fo:country="DE" fo:font-size="11.0pt" fo:language="de" style:font-name-asian="Cambria" style:font-size-asian="11.0pt"/>
    </style:style>
    <style:style style:family="table-cell" style:name="a3d7ba3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828811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b5a342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694473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4043b0" style:parent-style-name="Normal">
      <style:text-properties fo:country="DE" fo:font-size="11.0pt" fo:language="de" style:font-name-asian="Cambria" style:font-size-asian="11.0pt"/>
    </style:style>
    <style:style style:family="table-cell" style:name="a86e59b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a4e4b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ec8c78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4465eb" style:parent-style-name="Normal">
      <style:text-properties fo:country="DE" fo:font-size="11.0pt" fo:language="de" style:font-name-asian="Cambria" style:font-size-asian="11.0pt"/>
    </style:style>
    <style:style style:family="paragraph" style:name="ae1f8b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ca818f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0f56af" style:parent-style-name="Normal">
      <style:text-properties fo:country="DE" fo:font-size="11.0pt" fo:language="de" style:font-name-asian="Cambria" style:font-size-asian="11.0pt"/>
    </style:style>
    <style:style style:family="table-cell" style:name="aa232e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4d99b0">
      <style:table-row-properties style:row-height="25.01mm"/>
    </style:style>
    <style:style style:family="paragraph" style:name="a66e313" style:parent-style-name="Normal">
      <style:text-properties fo:country="DE" fo:font-size="11.0pt" fo:language="de" style:font-name-asian="Cambria" style:font-size-asian="11.0pt"/>
    </style:style>
    <style:style style:family="table-cell" style:name="ac793cf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966ac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08819a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3509d8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b57166" style:parent-style-name="Normal">
      <style:text-properties fo:font-size="11.0pt" style:font-name-asian="Cambria" style:font-size-asian="11.0pt"/>
    </style:style>
    <style:style style:family="table-cell" style:name="a156768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b30b32">
      <style:table-row-properties style:row-height="40.01mm"/>
    </style:style>
    <style:style style:family="table-column" style:name="a54d33a">
      <style:table-column-properties style:rel-column-width="25*"/>
    </style:style>
    <style:style style:family="table" style:name="a420721">
      <style:table-properties fo:margin-left="0.0mm" style:width="16.249cm" table:align="left"/>
    </style:style>
    <style:style style:family="paragraph" style:name="ad3f715" style:parent-style-name="Heading_20_2">
      <style:paragraph-properties fo:break-before="page"/>
    </style:style>
  </office:automatic-styles>
  <office:body>
    <office:text>
      <text:h text:outline-level="2" text:style-name="ad3f715">Funny Table</text:h>
      <text:p text:style-name="Normal"/>
      <table:table table:style-name="a420721">
        <table:table-column table:number-columns-repeated="4" table:style-name="a54d33a"/>
        <table:table-row table:style-name="ab30b32">
          <table:table-cell table:number-columns-spanned="2" table:style-name="a156768">
            <text:p text:style-name="ab57166">A big cell with thick border</text:p>
          </table:table-cell>
          <table:table-cell table:style-name="a3509d8">
            <text:p text:style-name="a08819a">Para1</text:p>
            <text:p text:style-name="a3966ac">Para2</text:p>
          </table:table-cell>
          <table:table-cell table:style-name="ac793cf">
            <text:p text:style-name="a66e313">Hello world!</text:p>
          </table:table-cell>
        </table:table-row>
        <table:table-row table:style-name="a4d99b0">
          <table:table-cell table:style-name="aa232e9">
            <text:p text:style-name="a0f56af"/>
          </table:table-cell>
          <table:table-cell table:number-columns-spanned="2" table:style-name="aca818f">
            <text:p text:style-name="ae1f8b6">Cell background is green.</text:p>
            <text:p text:style-name="a4465eb"/>
          </table:table-cell>
          <table:table-cell table:style-name="aec8c78">
            <text:p text:style-name="aa4e4b6"/>
          </table:table-cell>
        </table:table-row>
        <table:table-row>
          <table:table-cell table:style-name="a86e59b">
            <text:p text:style-name="a4043b0"/>
          </table:table-cell>
          <table:table-cell table:style-name="a694473">
            <text:p text:style-name="ab5a342">Thick red border</text:p>
            <text:p text:style-name="a828811"/>
          </table:table-cell>
          <table:table-cell table:style-name="a3d7ba3">
            <text:p text:style-name="a5854b3"/>
          </table:table-cell>
          <table:table-cell table:style-name="a9175a6">
            <text:p text:style-name="a1a83f9"/>
          </table:table-cell>
        </table:table-row>
        <table:table-row>
          <table:table-cell table:style-name="a36e6a5">
            <text:p text:style-name="a42b56a">Thick border at bottom of 3 cells</text:p>
          </table:table-cell>
          <table:table-cell table:style-name="afdba3f">
            <text:p text:style-name="a372b18"/>
          </table:table-cell>
          <table:table-cell table:style-name="acb0be7">
            <text:p text:style-name="a8e8786"/>
          </table:table-cell>
          <table:table-cell table:style-name="aa45d58">
            <text:p text:style-name="a2dbf19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3</dc:date>
    <meta:editing-cycles>2</meta:editing-cycles>
    <meta:editing-duration>PT0.016S</meta:editing-duration>
  </office:meta>
</office:document-meta>
</file>